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76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11.504cm"/>
    </style:style>
    <style:style style:name="co6" style:family="table-column">
      <style:table-column-properties fo:break-before="auto" style:column-width="15.688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SSG_v0p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ource:</text:p>
          </table:table-cell>
          <table:table-cell table:style-name="ce1" office:value-type="string" calcext:value-type="string">
            <text:p>OpenSourceSmartGlasses/electronics_and_firmware/OSSG_v0p4-2P/OSSG_v0p4.kicad_sch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Mon Sep 19 14:31:07 20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7-f9a2dced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bom_csv_grouped_by_value_with_fp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LCSC P/N</text:p>
          </table:table-cell>
          <table:table-cell table:style-name="ce1" office:value-type="string" calcext:value-type="string">
            <text:p>Location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E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3216LL00R2400A</text:p>
          </table:table-cell>
          <table:table-cell office:value-type="string" calcext:value-type="string">
            <text:p>Antenna_Chip</text:p>
          </table:table-cell>
          <table:table-cell office:value-type="string" calcext:value-type="string">
            <text:p>OSSG_footprints:ANT3216LL00R2400A</text:p>
          </table:table-cell>
          <table:table-cell office:value-type="string" calcext:value-type="string">
            <text:p>Ceramic chip antenna with pin for PCB tra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37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, C9, C15, C18, C20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4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, C4, C12, C13, C16, C6, C10, C11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18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YAGEO-CC0402KRX7R9BB201_C277481.html" xlink:type="simple">C277481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5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C14, </text:span>C17, C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Murata-Electronics-GRM155R60J226ME11D_C415703.html" xlink:type="simple">C415703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S2812C-2020</text:p>
          </table:table-cell>
          <table:table-cell office:value-type="string" calcext:value-type="string">
            <text:p>OSSG_footprints:LED_WS2812C-2020</text:p>
          </table:table-cell>
          <table:table-cell office:value-type="string" calcext:value-type="string">
            <text:p>RGB LED with integrated controlle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55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Diode_SMD:D_0402_1005Metric</text:p>
          </table:table-cell>
          <table:table-cell office:value-type="string" calcext:value-type="string">
            <text:p>Light emitting diode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841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160M-30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37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Polyfuse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Resettable-Fuses_Jinrui-Electronic-Materials-Co-JK-SMD0805-100-6V_C2830233.html" xlink:type="simple">C2830233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Amphenol_10118194_Horizontal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6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uH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OSSG_footprints:1.5uH_YXMAA0402-1R5M-ANP</text:p>
          </table:table-cell>
          <table:table-cell office:value-type="string" calcext:value-type="string">
            <text:p>Induc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s text:c="2"/>C2413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SC4617R BR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Package_TO_SOT_SMD:SOT-523</text:p>
          </table:table-cell>
          <table:table-cell office:value-type="string" calcext:value-type="string">
            <text:p>NPN transistor, base/emitter/collec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36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MZ290UNE2YL</text:p>
          </table:table-cell>
          <table:table-cell office:value-type="string" calcext:value-type="string">
            <text:p>OSSG_footprints:DFN100X60X40-3N</text:p>
          </table:table-cell>
          <table:table-cell office:value-type="string" calcext:value-type="string">
            <text:p>N-MOSFET transistor, gate/source/drai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OSFETs_Nexperia-PMZ290UNE2YL_C478155.html" xlink:type="simple">C478155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JQD30P02A</text:p>
          </table:table-cell>
          <table:table-cell office:value-type="string" calcext:value-type="string">
            <text:p>OSSG_footprints:EMF20B02V</text:p>
          </table:table-cell>
          <table:table-cell office:value-type="string" calcext:value-type="string">
            <text:p>Dual PMOS transistor, 6 pin packag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195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, R4, R5, R6, R15, R17, R1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068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, R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*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JR-070RL_C60485.html" xlink:type="simple">C60485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7, 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2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2KL_C60488.html" xlink:type="simple">C6048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150RL_C138054.html" xlink:type="simple">C138054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1, R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1ML_C138033.html" xlink:type="simple">C138033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AC0402JR-07470KL_C227380.html" xlink:type="simple">C22738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AC0402FR-07147KL_C226785.html" xlink:type="simple">C226785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068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SPST</text:p>
          </table:table-cell>
          <table:table-cell office:value-type="string" calcext:value-type="string">
            <text:p>OSSG_footprints:SMD_Switch_Panasonic_EVQPUL_EVQPUC_6.3x6.7</text:p>
          </table:table-cell>
          <table:table-cell office:value-type="string" calcext:value-type="string">
            <text:p>Single Pole Single Throw (SPST) switc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Tactile-Switches_USAKRO-UK-B0249-SP25Y_C493280.html" xlink:type="simple">C49328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OSSG_footprints:SW_SMD_SPDT_Slide_9x6.9-hole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8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23DB01HPTR</text:p>
          </table:table-cell>
          <table:table-cell office:value-type="string" calcext:value-type="string">
            <text:p>OSSG_footprints:MP23DB01HPTR</text:p>
          </table:table-cell>
          <table:table-cell office:value-type="string" calcext:value-type="string">
            <text:p>Microphone MEMS i2S PD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81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PICO-D4</text:p>
          </table:table-cell>
          <table:table-cell office:value-type="string" calcext:value-type="string">
            <text:p>OSSG_footprints:ESP32_PICO_D4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C1937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9102F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Bridg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584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61CC3002MR</text:p>
          </table:table-cell>
          <table:table-cell office:value-type="string" calcext:value-type="string">
            <text:p>XC61C_voltage_supervisor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onitors-Reset-Circuits_Torex-Semicon-XC61CC3002MR_C80698.html" xlink:type="simple">C8069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5054HTC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Li-ion 1S Battery Charger 750m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Battery-Management-ICs_Wuxi-Chipown-Micro-electronics-AP5054HTCER_C2843820.html" xlink:type="simple">C284382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7048</text:p>
          </table:table-cell>
          <table:table-cell office:value-type="string" calcext:value-type="string">
            <text:p>MAX17048_1</text:p>
          </table:table-cell>
          <table:table-cell office:value-type="string" calcext:value-type="string">
            <text:p>Package_DFN_QFN:DFN-8-1EP_2x2mm_P0.5mm_EP0.8x1.6mm</text:p>
          </table:table-cell>
          <table:table-cell office:value-type="string" calcext:value-type="string">
            <text:p>1S LiPo Battery Fuel Gaug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Battery-Management-ICs_Maxim-Integrated-MAX17048G-T10_C2682616.html" xlink:type="simple">C2682616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67BMX330TBG</text:p>
          </table:table-cell>
          <table:table-cell office:value-type="string" calcext:value-type="string">
            <text:p>OSSG_footprints:REG_NCP167BMX330TBG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C8922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7088</text:p>
          </table:table-cell>
          <table:table-cell office:value-type="string" calcext:value-type="string">
            <text:p>Package_DFN_QFN:DFN-8-1EP_3x2mm_P0.5mm_EP1.7x1.4mm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DC-DC-Converters_Silergy-Corp-SY7088DGC_C178240.html" xlink:type="simple">C178240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* = See Schematic Note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9T18:14:19.185762413</dc:date>
    <meta:editing-duration>PT2H58M20S</meta:editing-duration>
    <meta:editing-cycles>2</meta:editing-cycles>
    <meta:document-statistic meta:table-count="1" meta:cell-count="288" meta:object-count="0"/>
  </office:meta>
</office:document-meta>
</file>